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e642d" officeooo:paragraph-rsid="002e64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48448" officeooo:paragraph-rsid="00277eff"/>
    </style:style>
    <style:style style:name="P17" style:family="paragraph" style:parent-style-name="Standard">
      <style:text-properties officeooo:rsid="002369db" officeooo:paragraph-rsid="002369db"/>
    </style:style>
    <style:style style:name="P18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9" style:family="paragraph" style:parent-style-name="Standard">
      <style:text-properties fo:language="zxx" fo:country="none" fo:font-style="normal" style:text-underline-style="none" fo:font-weight="bold" officeooo:rsid="00277eff" officeooo:paragraph-rsid="002e642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fo:language="zxx" fo:country="none" fo:font-style="normal" style:text-underline-style="none" fo:font-weight="normal" officeooo:rsid="00277eff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>
      <style:text-properties officeooo:paragraph-rsid="002e642d"/>
    </style:style>
    <style:style style:name="P22" style:family="paragraph" style:parent-style-name="Standard">
      <style:text-properties fo:font-weight="bold" officeooo:rsid="002fd0f2" officeooo:paragraph-rsid="002fd0f2" style:font-weight-asian="bold" style:font-weight-complex="bold"/>
    </style:style>
    <style:style style:name="P23" style:family="paragraph" style:parent-style-name="Standard">
      <style:text-properties fo:language="zxx" fo:country="none" fo:font-style="normal" style:text-underline-style="none" fo:font-weight="normal" officeooo:rsid="00277eff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>
      <style:text-properties fo:language="zxx" fo:country="none" fo:font-style="normal" style:text-underline-style="none" fo:font-weight="normal" officeooo:rsid="002fd0f2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text-properties fo:language="zxx" fo:country="none" fo:font-style="normal" style:text-underline-style="none" fo:font-weight="normal" officeooo:rsid="00305411" officeooo:paragraph-rsid="003054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>
      <style:text-properties fo:language="zxx" fo:country="none" fo:font-style="normal" style:text-underline-style="none" fo:font-weight="bold" officeooo:rsid="00305411" officeooo:paragraph-rsid="003054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e642d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77eff"/>
    </style:style>
    <style:style style:name="T11" style:family="text">
      <style:text-properties officeooo:rsid="002e2761"/>
    </style:style>
    <style:style style:name="T12" style:family="text">
      <style:text-properties officeooo:rsid="002e642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style:text-underline-style="none" fo:font-weight="normal" officeooo:rsid="00277eff" style:language-asian="zxx" style:country-asian="none" style:font-style-asian="normal" style:font-weight-asian="normal" style:language-complex="zxx" style:country-complex="none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10">e Bugtesting</text:span></text:p>
      <text:p text:style-name="P1">P-Seminar Informatik</text:p>
      <text:p text:style-name="P1"/>
      <text:p text:style-name="P16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13">04.06.2018</text:p>
      <text:p text:style-name="P1">Paul Morgenthaler / Max Baumann</text:p>
      <text:p text:style-name="P9"/>
      <text:p text:style-name="P2"><text:span text:style-name="T2">1. Bestätigung der bestehenden Bugs </text:span><text:span text:style-name="T7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7">)</text:span></text:p>
      <text:p text:style-name="P17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14">11.06.2018</text:p>
      <text:p text:style-name="P4">Max Baumann</text:p>
      <text:p text:style-name="P4"/>
      <text:p text:style-name="P4">Hinzu<text:span text:style-name="T10">f</text:span>ügen von diversen gefundenen Bugs in das oben verlinkte Dokument</text:p>
      <text:p text:style-name="P4"/>
      <text:p text:style-name="P15">18.06.2018</text:p>
      <text:p text:style-name="P5">Paul Morgenthaler / Max Baumann</text:p>
      <text:p text:style-name="P5"/>
      <text:p text:style-name="P7">Suchen nach neuen Bugs schwerfällig, Verallgemeinerung der bereits bestehenden Bugs.</text:p>
      <text:p text:style-name="P10">Aktualisierung der Bugliste auf <text:s/>Basis von Version 1.4.6.rar</text:p>
      <text:p text:style-name="P10"/>
      <text:p text:style-name="P18">25.06.2018</text:p>
      <text:p text:style-name="P6">Paul Morgenthaler / Max Baumann</text:p>
      <text:p text:style-name="P6"/>
      <text:p text:style-name="P11">Aktualisierung der Bugliste auf <text:s/>Basis von Version 1.4.6.rar</text:p>
      <text:p text:style-name="P8">Suchen nach neuen Bugs <text:span text:style-name="T11">aufgrund neuer Version 1.4.6</text:span></text:p>
      <text:p text:style-name="P8"/>
      <text:p text:style-name="P19">17.09.2018</text:p>
      <text:p text:style-name="P20">Paul Morgenthaler / Max Baumann</text:p>
      <text:p text:style-name="P12"/>
      <text:p text:style-name="P21"><text:span text:style-name="T6">Analyse des Spieles </text:span>Rhythmomachia-The Philosopher´s Game, <text:span text:style-name="T12">Ergebnisse siehe Github</text:span></text:p>
      <text:p text:style-name="P21"/>
      <text:p text:style-name="P22">24.09.2018</text:p>
      <text:p text:style-name="P22"><text:span text:style-name="T13">Paul </text:span><text:span text:style-name="T15">Morgenthaler / Max Baumann</text:span></text:p>
      <text:p text:style-name="P20"/>
      <text:p text:style-name="P22"><text:span text:style-name="T15">e</text:span><text:span text:style-name="T14">rneute Überprüfung der Version 1.4.6rar</text:span></text:p>
      <text:p text:style-name="P22"><text:span text:style-name="T15">F</text:span><text:span text:style-name="T14">eueralarm</text:span></text:p>
      <text:p text:style-name="P24">gespielt, um Paul die nötige Praxiserfahrung im Spiel zur Ermöglichung weiterer Tests [Zukünftige Versionen – v.a. Schlagen mit Nummern] </text:p>
      <text:p text:style-name="P24"/>
      <text:p text:style-name="P26">01.10.18</text:p>
      <text:p text:style-name="P25">Paul Morgenthaler / Max Baumann</text:p>
      <text:p text:style-name="P25"/>
      <text:p text:style-name="P25">Überprüfung der neuen Version 1.4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27S</meta:editing-duration>
    <meta:editing-cycles>16</meta:editing-cycles>
    <meta:generator>LibreOffice/5.4.2.2$Windows_X86_64 LibreOffice_project/22b09f6418e8c2d508a9eaf86b2399209b0990f4</meta:generator>
    <dc:date>2018-10-01T15:55:17.890000000</dc:date>
    <meta:document-statistic meta:table-count="0" meta:image-count="0" meta:object-count="0" meta:page-count="1" meta:paragraph-count="29" meta:word-count="151" meta:character-count="1159" meta:non-whitespace-character-count="1032"/>
    <meta:user-defined meta:name="Info 1"/>
    <meta:user-defined meta:name="Info 2"/>
    <meta:user-defined meta:name="Info 3"/>
    <meta:user-defined meta:name="Info 4"/>
  </office:meta>
</office:document-meta>
</file>